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Text_20_body_20_indent">
      <style:paragraph-properties fo:margin-left="1.834cm" fo:margin-right="0cm" fo:line-height="100%" fo:text-indent="-0.988cm" style:auto-text-indent="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Standard">
      <style:paragraph-properties fo:text-align="center" style:justify-single-word="false"/>
      <style:text-properties style:font-name="標楷體" fo:font-size="18pt" style:font-name-asian="標楷體" style:font-size-asian="18pt"/>
    </style:style>
    <style:style style:name="P4" style:family="paragraph" style:parent-style-name="Standard">
      <style:paragraph-properties fo:margin-top="0.847cm" fo:margin-bottom="0cm" loext:contextual-spacing="false"/>
    </style:style>
    <style:style style:name="P5"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6"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7" style:family="paragraph" style:parent-style-name="Standard">
      <style:paragraph-properties fo:margin-top="0.847cm" fo:margin-bottom="0.847cm" loext:contextual-spacing="false" style:snap-to-layout-grid="false">
        <style:tab-stops>
          <style:tab-stop style:position="9.525cm"/>
          <style:tab-stop style:position="15.663cm"/>
        </style:tab-stops>
      </style:paragraph-properties>
    </style:style>
    <style:style style:name="P8" style:family="paragraph" style:parent-style-name="Standard">
      <style:paragraph-properties fo:margin-top="0.847cm" fo:margin-bottom="0.847cm" loext:contextual-spacing="false" style:snap-to-layout-grid="false">
        <style:tab-stops>
          <style:tab-stop style:position="9.525cm"/>
        </style:tab-stops>
      </style:paragraph-properties>
    </style:style>
    <style:style style:name="P9" style:family="paragraph" style:parent-style-name="Standard">
      <style:paragraph-properties fo:margin-left="0cm" fo:margin-right="0cm" fo:margin-top="0.847cm" fo:margin-bottom="0.847cm" loext:contextual-spacing="false" fo:text-indent="1.976cm" style:auto-text-indent="false">
        <style:tab-stops>
          <style:tab-stop style:position="15.452cm"/>
        </style:tab-stops>
      </style:paragraph-properties>
    </style:style>
    <style:style style:name="P10"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1"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2"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3" style:family="paragraph" style:parent-style-name="Standard">
      <style:paragraph-properties fo:margin-top="0.847cm" fo:margin-bottom="0cm" loext:contextual-spacing="false" fo:text-align="justify" fo:text-align-last="justify" style:justify-single-word="true" style:snap-to-layout-grid="false"/>
    </style:style>
    <style:style style:name="T1" style:family="text">
      <style:text-properties style:font-name="標楷體" style:font-name-asian="標楷體"/>
    </style:style>
    <style:style style:name="T2" style:family="text">
      <style:text-properties style:font-name="標楷體" fo:font-size="14pt" style:font-name-asian="標楷體" style:font-size-asian="14pt"/>
    </style:style>
    <style:style style:name="T3" style:family="text">
      <style:text-properties style:font-name="標楷體" fo:font-size="14pt" style:font-name-asian="標楷體" style:font-size-asian="14pt" style:font-size-complex="14pt"/>
    </style:style>
    <style:style style:name="T4" style:family="text">
      <style:text-properties style:font-name="標楷體" fo:font-size="14pt" style:text-underline-style="solid" style:text-underline-width="auto" style:text-underline-color="font-color" style:font-name-asian="標楷體" style:font-size-asian="14pt"/>
    </style:style>
    <style:style style:name="T5" style:family="text">
      <style:text-properties style:font-name="標楷體" fo:font-size="14pt" fo:letter-spacing="1.411cm" style:font-name-asian="標楷體" style:font-size-asian="14pt" style:font-size-complex="14pt"/>
    </style:style>
    <style:style style:name="T6" style:family="text">
      <style:text-properties style:font-name="標楷體" fo:font-size="14pt" fo:letter-spacing="0.176cm" style:font-name-asian="標楷體" style:font-size-asian="14pt" style:font-size-complex="14pt"/>
    </style:style>
    <style:style style:name="T7" style:family="text">
      <style:text-properties style:font-name="標楷體" fo:font-size="16pt" style:font-name-asian="標楷體" style:font-size-asian="16pt"/>
    </style:style>
    <style:style style:name="T8" style:family="text">
      <style:text-properties style:font-name="標楷體" fo:font-size="16pt" fo:letter-spacing="1.129cm" style:font-name-asian="標楷體" style:font-size-asian="16pt"/>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國立交通大學工學院碩士在職專班永續環境科技學程</text:p>
      <text:p text:style-name="P3">研究生敦請碩士論文指導教授協議書</text:p>
      <text:p text:style-name="P4"><text:span text:style-name="T2">國立交通大學工學院碩士在職專班（以下稱「交大」）永續環境科技學程研究生</text:span><text:span text:style-name="T4"><text:tab/> <text:tab/> <text:s text:c="10"/></text:span><text:span text:style-name="T2"><text:s/>（以下稱「本人」）敦請</text:span><text:span text:style-name="T4"> <text:s text:c="13"/></text:span><text:span text:style-name="T2">教授為碩士論文指導教授，本人願遵守下列規定：</text:span></text:p>
      <text:p text:style-name="P1">一、論文研究期間非特殊理由不得更換指導教授，更換指導教授須經原指導教授書面同意，並向交大報備。</text:p>
      <text:p text:style-name="P11">二、研究方向為〔 <text:s text:c="48"/>〕，非經指導教授同意，不得擅自更換。</text:p>
      <text:p text:style-name="P2"><text:span text:style-name="T2">三、</text:span><text:span text:style-name="T9">論文提請口試前，本人須擬具研究論文之重要內容及貢獻，敦請指導教授向交大推薦。</text:span></text:p>
      <text:p text:style-name="P2"><text:span text:style-name="T9">四、未遵守本協議書之規定，以致發生不利益之結果，包括但不限於不安排、撤銷論文口試等，本人將自行承擔該不利益，不再向交大主張權利或提出異議</text:span><text:span text:style-name="T2">。</text:span></text:p>
      <text:p text:style-name="P12">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6"><text:span text:style-name="T7">此 <text:s text:c="3"/>致</text:span></text:p>
      <text:p text:style-name="P5">國立交通大學</text:p>
      <text:p text:style-name="P9"><text:span text:style-name="T7">指導教授：<text:tab/> (簽章)</text:span></text:p>
      <text:p text:style-name="P9"><text:span text:style-name="T7">召 集 人:<text:tab/> (簽章)</text:span></text:p>
      <text:p text:style-name="P7"><text:span text:style-name="T1"><text:tab/></text:span><text:span text:style-name="T3">研究</text:span><text:span text:style-name="T5">生<text:tab/></text:span><text:span text:style-name="T7">(簽章)</text:span></text:p>
      <text:p text:style-name="P8"><text:span text:style-name="T3"><text:tab/></text:span><text:span text:style-name="T6">學</text:span><text:span text:style-name="T3">號</text:span></text:p>
      <text:p text:style-name="P13"><text:span text:style-name="T8">中華民國年月</text:span><text:span text:style-name="T7">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06T15:24:00</meta:creation-date>
    <dc:date>2016-07-20T14:32:33.375000000</dc:date>
    <meta:print-date>2010-10-06T15:22:00</meta:print-date>
    <meta:editing-cycles>5</meta:editing-cycles>
    <meta:editing-duration>PT1M16S</meta:editing-duration>
    <meta:generator>LibreOffice/5.1.4.2$Windows_x86 LibreOffice_project/f99d75f39f1c57ebdd7ffc5f42867c12031db97a</meta:generator>
    <meta:document-statistic meta:table-count="0" meta:image-count="0" meta:object-count="0" meta:page-count="1" meta:paragraph-count="15" meta:word-count="518" meta:character-count="609" meta:non-whitespace-character-count="518"/>
  </office:meta>
</office:document-meta>
</file>